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9.91cm"/>
    </style:style>
    <style:style style:name="gr3" style:family="graphic" style:parent-style-name="standard">
      <style:graphic-properties draw:stroke="none" draw:fill="none" draw:fill-color="#ffffff" fo:min-height="19.994cm"/>
    </style:style>
    <style:style style:name="gr4" style:family="graphic" style:parent-style-name="standard">
      <style:graphic-properties draw:stroke="none" draw:fill="none" draw:fill-color="#ffffff" fo:min-height="8.792cm"/>
    </style:style>
    <style:style style:name="gr5" style:family="graphic" style:parent-style-name="standard">
      <style:graphic-properties draw:stroke="none" draw:fill="none" draw:fill-color="#ffffff" fo:min-height="5.592cm"/>
    </style:style>
    <style:style style:name="gr6" style:family="graphic" style:parent-style-name="standard">
      <style:graphic-properties draw:stroke="none" draw:fill="none" draw:fill-color="#ffffff" fo:min-height="1.985cm"/>
    </style:style>
    <style:style style:name="gr7" style:family="graphic" style:parent-style-name="standard">
      <style:graphic-properties draw:stroke="none" draw:fill="none" draw:fill-color="#ffffff" fo:min-height="3.992cm"/>
    </style:style>
    <style:style style:name="gr8" style:family="graphic" style:parent-style-name="standard">
      <style:graphic-properties draw:stroke="none" draw:fill="none" draw:fill-color="#ffffff" fo:min-height="11.205cm"/>
    </style:style>
    <style:style style:name="gr9" style:family="graphic" style:parent-style-name="standard">
      <style:graphic-properties draw:stroke="none" draw:fill="none" draw:fill-color="#ffffff" fo:min-height="23.651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5" style:family="paragraph">
      <loext:graphic-properties draw:fill="none" draw:fill-color="#ffffff"/>
      <style:paragraph-properties fo:text-align="start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6" style:family="paragraph">
      <style:paragraph-properties fo:text-align="start"/>
      <style:text-properties style:font-name="Liberation Mono" fo:font-size="20pt" style:font-name-asian="Liberation Mono" style:font-size-asian="10pt" style:font-name-complex="Liberation Mono" style:font-size-complex="10pt"/>
    </style:style>
    <style:style style:name="P7" style:family="paragraph">
      <loext:graphic-properties draw:fill="none" draw:fill-color="#ffffff"/>
      <style:paragraph-properties fo:text-align="start"/>
      <style:text-properties style:font-name="Liberation Mono" fo:font-size="20pt" style:font-name-asian="Liberation Mono" style:font-size-asian="10pt" style:font-name-complex="Liberation Mono" style:font-size-complex="10pt"/>
    </style:style>
    <style:style style:name="P8" style:family="paragraph">
      <style:paragraph-properties fo:text-align="start"/>
      <style:text-properties style:font-name="Liberation Mono" fo:font-size="14pt" style:font-name-asian="Liberation Mono" style:font-size-asian="10pt" style:font-name-complex="Liberation Mono" style:font-size-complex="10pt"/>
    </style:style>
    <style:style style:name="P9" style:family="paragraph">
      <loext:graphic-properties draw:fill="none" draw:fill-color="#ffffff"/>
      <style:paragraph-properties fo:text-align="start"/>
      <style:text-properties style:font-name="Liberation Mono" fo:font-size="14pt" style:font-name-asian="Liberation Mono" style:font-size-asian="10pt" style:font-name-complex="Liberation Mono" style:font-size-complex="1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2" draw:layer="layout" svg:width="26cm" svg:height="14cm" svg:x="1cm" svg:y="5.5cm" presentation:class="subtitle">
          <draw:text-box>
            <text:p text:style-name="P1"><text:span text:style-name="T1">Introduction to GHC.Generics:</text:span></text:p>
            <text:p text:style-name="P1"><text:span text:style-name="T1">A Preliminary Exercise</text:span></text:p>
            <text:p text:style-name="P1"><text:span text:style-name="T2"/></text:p>
            <text:p text:style-name="P1"><text:span text:style-name="T2">James M.C Haver II</text:span></text:p>
            <text:p text:style-name="P1"><text:span text:style-name="T3">2018-03-14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Motivation</text:p>
          </draw:text-box>
        </draw:frame>
        <draw:frame presentation:style-name="pr4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Traverse the structure of a generic type declaration to define the body of a function.</text:p>
              </text:list-item>
            </text:list>
          </draw:text-box>
        </draw:frame>
        <draw:frame draw:style-name="gr2" draw:text-style-name="P5" draw:layer="layout" svg:width="18.796cm" svg:height="10.16cm" svg:x="2.54cm" svg:y="8.636cm">
          <draw:text-box>
            <text:p text:style-name="P4"><text:span text:style-name="T4">data Person </text:span></text:p>
            <text:p text:style-name="P4"><text:span text:style-name="T4"><text:s text:c="2"/></text:span><text:span text:style-name="T4">= Person</text:span></text:p>
            <text:p text:style-name="P4"><text:span text:style-name="T4"><text:s text:c="2"/></text:span><text:span text:style-name="T4">{ name :: String</text:span></text:p>
            <text:p text:style-name="P4"><text:span text:style-name="T4"><text:s text:c="2"/></text:span><text:span text:style-name="T4">, age :: Int</text:span></text:p>
            <text:p text:style-name="P4"><text:span text:style-name="T4"><text:s text:c="2"/></text:span><text:span text:style-name="T4">}</text:span></text:p>
            <text:p text:style-name="P4"><text:span text:style-name="T4"/></text:p>
            <text:p text:style-name="P4"><text:span text:style-name="T4">genericShow :: a -&gt; String</text:span></text:p>
            <text:p text:style-name="P4"><text:span text:style-name="T4">genericShow = undefined</text:span></text:p>
            <text:p text:style-name="P4"/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Traversing the type structure</text:p>
          </draw:text-box>
        </draw:frame>
        <draw:frame draw:style-name="gr3" draw:text-style-name="P5" draw:layer="layout" svg:width="26.162cm" svg:height="20.244cm" svg:x="1.016cm" svg:y="5.461cm">
          <draw:text-box>
            <text:p text:style-name="P4">genericShow :: a -&gt; Show</text:p>
            <text:p text:style-name="P4">genericShow =</text:p>
            <text:p text:style-name="P4"><text:s text:c="2"/>case getTypeRepresentation a of</text:p>
            <text:p text:style-name="P4"><text:s text:c="4"/>(TypeName name rest) = show name ++ genericShow rest</text:p>
            <text:p text:style-name="P4"><text:s text:c="4"/></text:p>
            <text:p text:style-name="P4"><text:s text:c="4"/>(Constructor constructor rest) = show constructor ++ genericShow rest</text:p>
            <text:p text:style-name="P4"><text:s text:c="4"/></text:p>
            <text:p text:style-name="P4"><text:s text:c="4"/>(Selector (Just selector) typ) = show selector ++ show typ</text:p>
            <text:p text:style-name="P4"><text:s text:c="4"/></text:p>
            <text:p text:style-name="P4"><text:s text:c="4"/>(Selector Nothing typ) = show typ <text:s text:c="2"/></text:p>
            <text:p text:style-name="P4"><text:s text:c="4"/></text:p>
            <text:p text:style-name="P4"><text:s text:c="4"/>(ConcatSelector selector1 selector2) = genericShow selector1 ++ genericShow selector2</text:p>
            <text:p text:style-name="P4"><text:s text:c="4"/></text:p>
            <text:p text:style-name="P4"><text:s text:c="4"/>(ConcatConstructors constructor1 constructor2) = genericShow constructor1 ++ genericShow constructor2</text:p>
            <text:p text:style-name="P4"><text:s text:c="4"/></text:p>
            <text:p text:style-name="P4"><text:s text:c="4"/>(Recursive a) = genericShow a</text:p>
            <text:p text:style-name="P4"><text:s text:c="4"/></text:p>
            <text:p text:style-name="P4"><text:s text:c="4"/>(EmptySelector) = ""</text:p>
            <text:p text:style-name="P4"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Product (Record with fields)</text:p>
          </draw:text-box>
        </draw:frame>
        <draw:frame draw:style-name="gr4" draw:text-style-name="P7" draw:layer="layout" svg:width="26.162cm" svg:height="9.042cm" svg:x="1.016cm" svg:y="5.461cm">
          <draw:text-box>
            <text:p text:style-name="P6">data Person</text:p>
            <text:p text:style-name="P6"><text:s text:c="2"/>= MkPerson</text:p>
            <text:p text:style-name="P6"><text:s text:c="2"/>{ name :: String</text:p>
            <text:p text:style-name="P6"><text:s text:c="2"/>, age :: Int</text:p>
            <text:p text:style-name="P6"><text:s text:c="2"/>}</text:p>
            <text:p text:style-name="P6">TypeName "Person" </text:p>
            <text:p text:style-name="P6"><text:s text:c="2"/>(Constructor "MkPerson" </text:p>
            <text:p text:style-name="P6"><text:s text:c="4"/>(Selector (Just "name") "String" `ConcatSelectors` Selector (Just "age") "Int"))</text:p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m Type without values</text:p>
          </draw:text-box>
        </draw:frame>
        <draw:frame draw:style-name="gr5" draw:text-style-name="P7" draw:layer="layout" svg:width="26.162cm" svg:height="5.842cm" svg:x="1.016cm" svg:y="5.461cm">
          <draw:text-box>
            <text:p text:style-name="P6">data Empty</text:p>
            <text:p text:style-name="P6"/>
            <text:p text:style-name="P6">TypeName "Empty" </text:p>
            <text:p text:style-name="P6"><text:s text:c="2"/>(Constructor "Empty" EmptySelector)</text:p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m Type with Value</text:p>
          </draw:text-box>
        </draw:frame>
        <draw:frame draw:style-name="gr6" draw:text-style-name="P7" draw:layer="layout" svg:width="26.162cm" svg:height="4.251cm" svg:x="1.016cm" svg:y="5.461cm">
          <draw:text-box>
            <text:p text:style-name="P6">data Wrapper = Wrapper Int</text:p>
            <text:p text:style-name="P6"/>
            <text:p text:style-name="P6">TypeName "Wrapper" </text:p>
            <text:p text:style-name="P6"><text:s text:c="2"/>(Constructor "Wrapper" (Selector Nothing "Int"))</text:p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m Type with Multiple Constructors</text:p>
          </draw:text-box>
        </draw:frame>
        <draw:frame draw:style-name="gr7" draw:text-style-name="P7" draw:layer="layout" svg:width="26.162cm" svg:height="7.451cm" svg:x="1.016cm" svg:y="5.461cm">
          <draw:text-box>
            <text:p text:style-name="P6">data Either a b </text:p>
            <text:p text:style-name="P6"><text:s text:c="2"/>= Left a </text:p>
            <text:p text:style-name="P6"><text:s text:c="2"/>| Right b</text:p>
            <text:p text:style-name="P6"/>
            <text:p text:style-name="P6">TypeName "Either" </text:p>
            <text:p text:style-name="P6"><text:s text:c="2"/>((Constructor "Left" (Recursive a)) </text:p>
            <text:p text:style-name="P6"><text:s text:c="2"/>`ConcatConstructors` </text:p>
            <text:p text:style-name="P6"><text:s text:c="2"/>(Constructor "Right" (Recursive b)))</text:p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HC.Generics Representation</text:p>
          </draw:text-box>
        </draw:frame>
        <draw:frame draw:style-name="gr8" draw:text-style-name="P7" draw:layer="layout" svg:width="26.162cm" svg:height="13.851cm" svg:x="1.016cm" svg:y="5.461cm">
          <draw:text-box>
            <text:p text:style-name="P6">TypeName name rest = D1 ('MetaData name moduleName packageName isNewType) rest</text:p>
            <text:p text:style-name="P6"/>
            <text:p text:style-name="P6">Constructor constructor rest = C1 ('MetaCons constructor prefixOrInfix isRecord) rest</text:p>
            <text:p text:style-name="P6"/>
            <text:p text:style-name="P6">(Selector (Just selector) typ) = S1 ('MetaSel ('Just selector) unpackedness sourceStrictness decidedStrictness)</text:p>
            <text:p text:style-name="P6"/>
            <text:p text:style-name="P6">(Selector Nothing typ) = S1 ('MetaSel Nothing unpackedness sourceStrictness decidedStrictness)</text:p>
            <text:p text:style-name="P6"/>
            <text:p text:style-name="P6">(:*:) = ConcatSelectors</text:p>
            <text:p text:style-name="P6">(:+:) = ConcatConstructors</text:p>
            <text:p text:style-name="P6">Recursive a = Rec0 a</text:p>
            <text:p text:style-name="P6">EmptySelector = U1</text:p>
            <text:p text:style-name="P6"/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HC.Generics Representation Example</text:p>
          </draw:text-box>
        </draw:frame>
        <draw:frame draw:style-name="gr9" draw:text-style-name="P9" draw:layer="layout" svg:width="26.162cm" svg:height="23.901cm" svg:x="1.016cm" svg:y="5.461cm">
          <draw:text-box>
            <text:p text:style-name="P8">data Tree</text:p>
            <text:p text:style-name="P8"><text:s text:c="2"/>= Leaf a </text:p>
            <text:p text:style-name="P8"><text:s text:c="2"/>| Node (Tree a) (Tree a)</text:p>
            <text:p text:style-name="P8"><text:s text:c="2"/></text:p>
            <text:p text:style-name="P8">D1 ('MetaData "Tree" "Main" "package-name" 'False)</text:p>
            <text:p text:style-name="P8"><text:s text:c="2"/>(C1 ('MetaCons "Leaf" 'PrefixI 'False)</text:p>
            <text:p text:style-name="P8"><text:s text:c="5"/>(S1 ('MetaSel 'Nothing</text:p>
            <text:p text:style-name="P8"><text:s text:c="21"/>'NoSourceUnpackedness</text:p>
            <text:p text:style-name="P8"><text:s text:c="21"/>'NoSourceStrictness</text:p>
            <text:p text:style-name="P8"><text:s text:c="21"/>'DecidedLazy)</text:p>
            <text:p text:style-name="P8"><text:s text:c="12"/>(Rec0 a))</text:p>
            <text:p text:style-name="P8"><text:s text:c="3"/>:+:</text:p>
            <text:p text:style-name="P8"><text:s text:c="3"/>C1 ('MetaCons "Node" 'PrefixI 'False)</text:p>
            <text:p text:style-name="P8"><text:s text:c="5"/>(S1 ('MetaSel 'Nothing</text:p>
            <text:p text:style-name="P8"><text:s text:c="21"/>'NoSourceUnpackedness</text:p>
            <text:p text:style-name="P8"><text:s text:c="21"/>'NoSourceStrictness</text:p>
            <text:p text:style-name="P8"><text:s text:c="21"/>'DecidedLazy)</text:p>
            <text:p text:style-name="P8"><text:s text:c="11"/>(Rec0 (Tree a))</text:p>
            <text:p text:style-name="P8"><text:s text:c="6"/>:*:</text:p>
            <text:p text:style-name="P8"><text:s text:c="6"/>S1 ('MetaSel 'Nothing</text:p>
            <text:p text:style-name="P8"><text:s text:c="21"/>'NoSourceUnpackedness</text:p>
            <text:p text:style-name="P8"><text:s text:c="21"/>'NoSourceStrictness</text:p>
            <text:p text:style-name="P8"><text:s text:c="21"/>'DecidedLazy)</text:p>
            <text:p text:style-name="P8"><text:s text:c="11"/>(Rec0 (Tree a))))</text:p>
            <text:p text:style-name="P8"/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Further Reading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GHC.Generics package documentation</text:p>
              </text:list-item>
              <text:list-item>
                <text:p>Type Level Programming and Type Level Matching</text:p>
              </text:list-item>
              <text:list-item>
                <text:p>Language Pragmas: DataKinds, DeriveGeneric, TypeOperato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2:06:44.972891000</meta:creation-date>
    <meta:generator>LibreOffice/5.2.4.2$MacOSX_X86_64 LibreOffice_project/3d5603e1122f0f102b62521720ab13a38a4e0eb0</meta:generator>
    <dc:date>2018-03-13T14:35:44.049602000</dc:date>
    <meta:editing-duration>PT27M10S</meta:editing-duration>
    <meta:editing-cycles>11</meta:editing-cycles>
    <meta:document-statistic meta:object-count="76"/>
  </office:meta>
</office:document-meta>
</file>